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13431">
            <text:p>113431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6563">
            <text:p>12656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7171">
            <text:p>47171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521">
            <text:p>50521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7376">
            <text:p>117376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694">
            <text:p>2569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2241">
            <text:p>122241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818">
            <text:p>13818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6204">
            <text:p>14620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485">
            <text:p>18485</text:p>
          </table:table-cell>
          <table:table-cell/>
          <table:table-cell office:value-type="string">
            <text:p>F6</text:p>
          </table:table-cell>
        </table:table-row>
        <table:table-row table:style-name="ro1">
          <table:table-cell office:value-type="float" office:value="93085">
            <text:p>93085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998">
            <text:p>45998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387">
            <text:p>46387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960">
            <text:p>2296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954">
            <text:p>7995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8804995">
            <text:p>1880499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436595">
            <text:p>1643659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015594">
            <text:p>19015594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/12/2011</text:date>, <text:time>19:5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9:47:17</meta:creation-date>
    <dc:date>2011-12-03T19:54:32</dc:date>
    <meta:editing-duration>PT5M26S</meta:editing-duration>
    <meta:editing-cycles>2</meta:editing-cycles>
    <meta:generator>LibreOffice/3.3$Linux LibreOffice_project/330m19$Build-8</meta:generator>
    <meta:document-statistic meta:table-count="3" meta:cell-count="42" meta:object-count="0"/>
  </office:meta>
</office:document-meta>
</file>